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bold" officeooo:paragraph-rsid="0015611a"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Courier New" fo:font-size="12pt" fo:font-weight="normal" officeooo:paragraph-rsid="0015611a" style:font-size-asian="12pt" style:font-weight-asian="normal" style:font-size-complex="12pt" style:font-weight-complex="normal"/>
    </style:style>
    <style:style style:name="P3" style:family="paragraph" style:parent-style-name="Text_20_body" style:list-style-name="L1">
      <style:paragraph-properties fo:text-align="start" style:justify-single-word="false"/>
      <style:text-properties style:font-name="Courier New" fo:font-size="12pt" fo:font-weight="normal" officeooo:paragraph-rsid="0015611a" style:font-size-asian="12pt" style:font-weight-asian="normal" style:font-size-complex="12pt" style:font-weight-complex="normal"/>
    </style:style>
    <style:style style:name="P4" style:family="paragraph" style:parent-style-name="Text_20_body" style:list-style-name="L1">
      <style:paragraph-properties fo:text-align="start" style:justify-single-word="false"/>
      <style:text-properties style:font-name="Courier New" fo:font-weight="normal" officeooo:paragraph-rsid="0015611a" style:font-size-asian="12pt" style:font-weight-asian="normal" style:font-weight-complex="normal"/>
    </style:style>
    <style:style style:name="P5" style:family="paragraph" style:parent-style-name="Standard">
      <style:paragraph-properties fo:text-align="start" style:justify-single-word="false"/>
      <style:text-properties style:font-name="Courier New" fo:font-size="12pt" fo:font-weight="bold" officeooo:rsid="0015611a" officeooo:paragraph-rsid="0015611a"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ourier New" fo:font-size="12pt" fo:font-weight="normal" officeooo:rsid="0015611a" officeooo:paragraph-rsid="0015611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ourier New" fo:font-size="12pt" fo:font-weight="bold" officeooo:rsid="0016729a" officeooo:paragraph-rsid="0016729a" style:font-size-asian="12pt" style:font-weight-asian="bold" style:font-size-complex="12pt" style:font-weight-complex="bold"/>
    </style:style>
    <style:style style:name="P8" style:family="paragraph" style:parent-style-name="Text_20_body">
      <style:paragraph-properties fo:text-align="start" style:justify-single-word="false"/>
      <style:text-properties style:font-name="Courier New" fo:font-size="12pt" fo:font-weight="normal" officeooo:rsid="0016729a" officeooo:paragraph-rsid="001a535c" style:font-size-asian="12pt" style:font-weight-asian="normal" style:font-size-complex="12pt" style:font-weight-complex="normal" loext:padding="0cm" loext:border="none"/>
    </style:style>
    <style:style style:name="P9" style:family="paragraph" style:parent-style-name="Text_20_body">
      <style:paragraph-properties fo:text-align="start" style:justify-single-word="false"/>
      <style:text-properties style:font-name="Courier New" fo:font-size="12pt" officeooo:rsid="0016729a" officeooo:paragraph-rsid="001a535c" style:font-size-asian="12pt" loext:padding="0cm" loext:border="none"/>
    </style:style>
    <style:style style:name="P10" style:family="paragraph" style:parent-style-name="Text_20_body">
      <style:paragraph-properties fo:text-align="start" style:justify-single-word="false"/>
      <style:text-properties style:font-name="Courier New" fo:font-size="12pt" officeooo:rsid="0016729a" officeooo:paragraph-rsid="001ba742" style:font-size-asian="12pt" loext:padding="0cm" loext:border="none"/>
    </style:style>
    <style:style style:name="P11" style:family="paragraph" style:parent-style-name="Standard">
      <style:paragraph-properties fo:text-align="start" style:justify-single-word="false"/>
      <style:text-properties style:font-name="Courier New" fo:font-size="12pt" fo:font-weight="normal" officeooo:rsid="0016729a" officeooo:paragraph-rsid="0016729a"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Courier New" fo:font-size="12pt" fo:font-weight="normal" officeooo:rsid="0016729a" officeooo:paragraph-rsid="0016729a" style:font-size-asian="12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ourier New" officeooo:rsid="0016729a" style:font-size-asian="12pt"/>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ourier New" fo:font-weight="bold" officeooo:rsid="00180403" officeooo:paragraph-rsid="00180403" style:font-size-asian="12pt"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ourier New" fo:font-weight="normal" officeooo:rsid="00180403" officeooo:paragraph-rsid="00180403" style:font-size-asian="12pt" style:font-weight-asian="normal" style:font-weight-complex="normal"/>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ourier New" fo:font-size="12pt" fo:font-weight="normal" officeooo:rsid="00199d65" officeooo:paragraph-rsid="00180403" style:font-size-asian="12pt" style:font-weight-asian="normal" style:font-weight-complex="normal"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ourier New" fo:font-size="12pt" fo:font-weight="bold" officeooo:rsid="00199d65" officeooo:paragraph-rsid="00199d65" style:font-size-asian="12pt" style:font-weight-asian="bold" style:font-weight-complex="bold" loext:padding="0cm" loext:border="none"/>
    </style:style>
    <style:style style:name="P18" style:family="paragraph" style:parent-style-name="Text_20_body">
      <style:paragraph-properties fo:text-align="start" style:justify-single-word="false"/>
      <style:text-properties style:font-name="Courier New" fo:font-size="12pt" fo:font-weight="normal" officeooo:rsid="0016729a" officeooo:paragraph-rsid="00199d65" style:font-size-asian="12pt" style:font-weight-asian="normal" style:font-size-complex="12pt" style:font-weight-complex="normal" loext:padding="0cm" loext:border="none"/>
    </style:style>
    <style:style style:name="P1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style:font-name="Courier New" officeooo:rsid="0016729a" style:font-size-asian="12pt"/>
    </style:style>
    <style:style style:name="T1" style:family="text">
      <style:text-properties officeooo:rsid="0015611a"/>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180403"/>
    </style:style>
    <style:style style:name="T4" style:family="text">
      <style:text-properties officeooo:rsid="001a535c"/>
    </style:style>
    <style:style style:name="T5" style:family="text">
      <style:text-properties fo:font-weight="normal" style:font-weight-asian="normal" style:font-size-complex="12pt" style:font-weight-complex="normal"/>
    </style:style>
    <style:style style:name="T6" style:family="text">
      <style:text-properties fo:font-weight="normal" officeooo:rsid="001a535c" style:font-weight-asian="normal" style:font-size-complex="12pt" style:font-weight-complex="normal"/>
    </style:style>
    <style:style style:name="T7" style:family="text">
      <style:text-properties officeooo:rsid="001d6a78"/>
    </style:style>
    <style:style style:name="T8" style:family="text">
      <style:text-properties officeooo:rsid="001ba742"/>
    </style:style>
    <style:style style:name="T9" style:family="text">
      <style:text-properties officeooo:rsid="00180403"/>
    </style:style>
    <style:style style:name="T10" style:family="text">
      <style:text-properties fo:font-size="12pt" loext:padding="0cm" loext:border="none"/>
    </style:style>
    <style:style style:name="T11" style:family="text">
      <style:text-properties fo:font-size="12pt" officeooo:rsid="00199d65" loext:padding="0cm" loext:border="none"/>
    </style:style>
    <style:style style:name="T12" style:family="text">
      <style:text-properties officeooo:rsid="00199d65"/>
    </style:style>
    <style:style style:name="T13" style:family="text">
      <style:text-properties style:text-position="sub 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ctividad 1.<text:span text:style-name="T1">2</text:span></text:p>
      <text:p text:style-name="P1">Tema 1. Almacenamiento de la información</text:p>
      <text:p text:style-name="P1">Base de datos 25/26</text:p>
      <text:p text:style-name="P1">Daniel Pino Gómez </text:p>
      <text:p text:style-name="P1"/>
      <text:p text:style-name="P2"/>
      <text:list text:style-name="L1">
        <text:list-item>
          <text:p text:style-name="P3">Investigue y  explique con sus palabras en qué consiste el método de búsqueda binaria en ficheros</text:p>
        </text:list-item>
        <text:list-item>
          <text:p text:style-name="P4">Realice un ejemplo de búsqueda secuencial y binaria en clase suponiendo que tiene que acceder a un valor dentro de un conjunto ordenado de valores. Compute y compare el número de lecturas en ambos procesos para varios valores de búsqueda</text:p>
        </text:list-item>
        <text:list-item>
          <text:p text:style-name="P4">¿Cuántos índices primarios y de agrupamiento puede tener un fichero ordenado?</text:p>
        </text:list-item>
        <text:list-item>
          <text:p text:style-name="P4">Comente ventajas e inconvenientes respecto a la actualización de datos en ficheros con organización tipo hash.</text:p>
        </text:list-item>
        <text:list-item>
          <text:p text:style-name="P4">Si tenemos un archivo de datos de 2.000 jugadores con tamaño fijo de 80 bytes y un disco de tamaño de bloque igual a 1.024 bytes, determine el número de bloques requerido y el coste de una búsqueda binaria en cuanto a número necesario de accesos a bloques para encontrar un registro de datos.</text:p>
        </text:list-item>
      </text:list>
      <text:p text:style-name="P2"/>
      <text:p text:style-name="P5">1. Investigue y  explique con sus palabras en qué consiste el método de búsqueda binaria en ficheros</text:p>
      <text:p text:style-name="P5"/>
      <text:p text:style-name="P6"><text:span text:style-name="T2">El método de búsqueda binaria en ficheros </text:span><text:span text:style-name="T3">se utiliza</text:span><text:span text:style-name="T2"> para </text:span><text:span text:style-name="T3">poder </text:span><text:span text:style-name="T2">localizar un registro o dato específico dentro de un archivo ordenado.</text:span> </text:p>
      <text:p text:style-name="P6"/>
      <text:p text:style-name="P7">2. Realice un ejemplo de búsqueda secuencial y binaria en clase suponiendo que tiene que acceder a un valor dentro de un conjunto ordenado de valores. Compute y compare el número de lecturas en ambos procesos para varios valores de búsqueda</text:p>
      <text:p text:style-name="P7"/>
      <text:p text:style-name="P8">Un ejemplo paso a paso con búsqueda secuencial y búsqueda binaria para un conjunto de valores ordenados. Supongamos que tenemos la siguiente lista ordenada: 3, <text:span text:style-name="T4">5</text:span>, 1<text:span text:style-name="T4">4</text:span>, 1<text:span text:style-name="T4">6</text:span>, 2<text:span text:style-name="T4">3</text:span>, <text:span text:style-name="T4">45</text:span>, <text:span text:style-name="T4">49</text:span>, 56, <text:span text:style-name="T4">59</text:span>, <text:span text:style-name="T4">82</text:span></text:p>
      <text:p text:style-name="P8"><text:s/>Búsqueda secuencial: La búsqueda secuencial revisa elemento por elemento desde el inicio hasta encontrar el valor buscado. Ejemplos:</text:p>
      <text:p text:style-name="P9"><text:span text:style-name="T5">Buscar el valor </text:span><text:span text:style-name="T6">37</text:span><text:span text:style-name="T5">:</text:span></text:p>
      <text:p text:style-name="P8">Revisamos 3 → no es <text:s/>Revisamos 1<text:span text:style-name="T4">4</text:span> → no es <text:s/>Revisamos 2<text:span text:style-name="T4">3</text:span> → no es</text:p>
      <text:p text:style-name="P8">Revisamos <text:span text:style-name="T4">5</text:span> → no es <text:s/>Revisamos 1<text:span text:style-name="T4">6</text:span> → no es <text:s/>Revisamos <text:span text:style-name="T4">45</text:span> → ¡sí es!</text:p>
      <text:p text:style-name="P8"/>
      <text:p text:style-name="P9"><text:soft-page-break/><text:span text:style-name="T5">Hemos realizado 6 lecturas para llegar al </text:span><text:span text:style-name="T6">45</text:span></text:p>
      <text:p text:style-name="P9"><text:span text:style-name="T5">Buscar el valor </text:span><text:span text:style-name="T6">82</text:span><text:span text:style-name="T5">: Revisamos todos los elementos hasta </text:span><text:span text:style-name="T6">82</text:span><text:span text:style-name="T5">. Hemos realizado 10 lecturas para llegar</text:span></text:p>
      <text:p text:style-name="P9"><text:span text:style-name="T5">Buscar el valor 3: Es el primer</text:span><text:span text:style-name="T6">o</text:span><text:span text:style-name="T5">, por tanto solo realizamos 1 lectura para </text:span><text:span text:style-name="T6">encontrarlo</text:span></text:p>
      <text:p text:style-name="P9">Búsqueda binaria → Se divide la lista en mitades y <text:span text:style-name="T7">se </text:span>descarta la mitad que no conten<text:span text:style-name="T7">ga</text:span> el valor <text:span text:style-name="T7">deseado</text:span>. (Funciona solo si la lista está ordenada) Ejemplos:</text:p>
      <text:p text:style-name="P10">Buscamos el valor <text:span text:style-name="T8">45</text:span> en <text:span text:style-name="T5">3, </text:span><text:span text:style-name="T6">5</text:span><text:span text:style-name="T5">, 1</text:span><text:span text:style-name="T6">4</text:span><text:span text:style-name="T5">, 1</text:span><text:span text:style-name="T6">6</text:span><text:span text:style-name="T5">, 2</text:span><text:span text:style-name="T6">3</text:span><text:span text:style-name="T5">, </text:span><text:span text:style-name="T6">45</text:span><text:span text:style-name="T5">, </text:span><text:span text:style-name="T6">49</text:span><text:span text:style-name="T5">, 56, </text:span><text:span text:style-name="T6">59</text:span><text:span text:style-name="T5">, </text:span><text:span text:style-name="T6">82</text:span></text:p>
      <text:p text:style-name="P10">La mitad está en el número 2<text:span text:style-name="T8">3 →</text:span> <text:span text:style-name="T8">45 </text:span>&gt; 2<text:span text:style-name="T8">3</text:span>, descartamos izquierda,<text:span text:style-name="T7">ya que el 45 es mayor que el 23,</text:span> buscamos en <text:span text:style-name="T8">45</text:span>, 4<text:span text:style-name="T8">9</text:span>, 56, <text:span text:style-name="T8">59</text:span>, <text:span text:style-name="T8">82</text:span></text:p>
      <text:p text:style-name="P10">La nueva mitad está en el número 4<text:span text:style-name="T8">9 →</text:span> <text:span text:style-name="T8">45</text:span> &lt; 4<text:span text:style-name="T8">9</text:span>, descartamos la derecha</text:p>
      <text:p text:style-name="P10">La nueva mitad está en el número <text:span text:style-name="T8">45,</text:span> <text:span text:style-name="T8">e</text:span>se es el valor; por lo tanto hemos realizado 3 lecturas</text:p>
      <text:p text:style-name="P10">Ahora buscamos el valor <text:span text:style-name="T8">82 →</text:span> La mitad está en el número 2<text:span text:style-name="T8">3</text:span>, buscamos en la derecha <text:span text:style-name="T8">45</text:span>, 4<text:span text:style-name="T8">9</text:span>, 56, <text:span text:style-name="T8">59</text:span>, <text:span text:style-name="T8">82</text:span> </text:p>
      <text:p text:style-name="P10">La nueva mitad está en el número 4<text:span text:style-name="T8">5</text:span>, buscamos <text:span text:style-name="T7">en la</text:span> derecha 4<text:span text:style-name="T8">9</text:span>, <text:span text:style-name="T8">56, 59</text:span>, <text:span text:style-name="T8">82</text:span></text:p>
      <text:p text:style-name="P10">La nueva mitad está en el número <text:span text:style-name="T8">59</text:span>, buscamos <text:span text:style-name="T7">en la</text:span> derecha <text:span text:style-name="T8">82</text:span></text:p>
      <text:p text:style-name="P10">La nueva mitad está en el número <text:span text:style-name="T8">82</text:span> (es el único número que queda) y es el número <text:span text:style-name="T7">deseado</text:span>; por lo tanto hemos realizado 4 lecturas.</text:p>
      <text:p text:style-name="P10">Buscar el valor 3 → La mitad está en el número 2<text:span text:style-name="T8">3</text:span>, buscamos <text:span text:style-name="T7">en la</text:span> izquierda 3, <text:span text:style-name="T8">5</text:span>, 1<text:span text:style-name="T8">4</text:span>, 1<text:span text:style-name="T8">6</text:span></text:p>
      <text:p text:style-name="P10">La nueva mitad está en el número <text:span text:style-name="T8">5</text:span>, buscamos <text:span text:style-name="T7">en la </text:span>izquierda <text:span text:style-name="T8">(</text:span>3<text:span text:style-name="T8">)</text:span> La nueva mitad está en el número 3 (es el único número que queda) y es el número <text:span text:style-name="T7">deseado</text:span>; por lo tanto hemos realizado 3 lecturas. </text:p>
      <text:p text:style-name="P10">Por tanto; <text:span text:style-name="T7">l</text:span>a búsqueda secuencial puede ser muy lenta si el valor está al final. La búsqueda binaria reduce el número de lecturas en listas grandes, pero necesitamos que los datos estén ordenados.</text:p>
      <text:p text:style-name="P11"/>
      <text:p text:style-name="P11"/>
      <text:p text:style-name="P7">3. ¿Cuántos índices primarios y de agrupamiento puede tener un fichero ordenado?</text:p>
      <text:p text:style-name="P7"/>
      <text:p text:style-name="P12">Un fichero puede tener <text:span text:style-name="T9">todos los</text:span> índices primarios <text:span text:style-name="T9">que sean necesarios</text:span> como podrían ser el <text:span text:style-name="T9">nombre</text:span> del cliente o su <text:span text:style-name="T9">fecha de nacimiento</text:span>,los de agrupamiento también igual ya que <text:span text:style-name="T9">se pueden</text:span> crear varios grupos <text:span text:style-name="T9">con datos del cliente </text:span>como por ejemplo podríamos crearlos por edad, <text:span text:style-name="T9">nacionalidad</text:span> y muchos más.</text:p>
      <text:p text:style-name="P13"><text:soft-page-break/></text:p>
      <text:p text:style-name="P13"/>
      <text:p text:style-name="P13"/>
      <text:p text:style-name="P13"/>
      <text:p text:style-name="P14">4. Comente ventajas e inconvenientes respecto a la actualización de datos en ficheros con organización tipo hash.</text:p>
      <text:p text:style-name="P14"/>
      <text:p text:style-name="P15"><text:span text:style-name="T10">Una ventaja clara del hashing es el acceso rápido que se consigue para lo que se quiera buscar a través del valor obtenido mediante la aplicación del hash, mientras que el mayor inconveniente es cuando se producen lo que se le llama colisiones que es el nombre de cuando al aplicar la función hash se ven varios resultado </text:span><text:span text:style-name="T11">con el</text:span><text:span text:style-name="T10"> mismo valor de dispersió</text:span><text:span text:style-name="T11">n.</text:span></text:p>
      <text:p text:style-name="P16"/>
      <text:p text:style-name="P17">5. Si tenemos un archivo de datos de 2.000 jugadores con tamaño fijo de 80 bytes y un disco de tamaño de bloque igual a 1.024 bytes, determine el número de bloques requerido y el coste de una búsqueda binaria en cuanto a número necesario de accesos a bloques para encontrar un registro de datos.</text:p>
      <text:p text:style-name="P14"/>
      <text:p text:style-name="P18">N<text:span text:style-name="T12">º</text:span> de registros que caben en cada bloque: 1024 / 80 = 12.8 → 12 registros por bloque</text:p>
      <text:p text:style-name="P18">N<text:span text:style-name="T12">º</text:span> de bloques necesarios: 2000 / 12 = 166.667 → 167 bloques necesarios</text:p>
      <text:p text:style-name="P18">Coste de una búsqueda: log<text:span text:style-name="T13">2</text:span>​(167) = 7.383 → el coste de búsqueda <text:span text:style-name="T12">es</text:span> de 8 veces</text:p>
      <text:list text:style-name="L2">
        <text:list-header>
          <text:p text:style-name="P19"/>
        </text:list-header>
      </text:list>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0:45:23.079406400</meta:creation-date>
    <dc:date>2025-09-22T19:03:48.001081600</dc:date>
    <meta:editing-duration>PT17M20S</meta:editing-duration>
    <meta:editing-cycles>3</meta:editing-cycles>
    <meta:generator>LibreOffice/25.8.1.1$Windows_X86_64 LibreOffice_project/54047653041915e595ad4e45cccea684809c77b5</meta:generator>
    <meta:document-statistic meta:table-count="0" meta:image-count="0" meta:object-count="0" meta:page-count="3" meta:paragraph-count="40" meta:word-count="869" meta:character-count="4819" meta:non-whitespace-character-count="3933"/>
  </office:meta>
</office:document-meta>
</file>